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035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539in"/>
    </style:style>
    <style:style style:name="co11" style:family="table-column">
      <style:table-column-properties fo:break-before="auto" style:column-width="0.239in"/>
    </style:style>
    <style:style style:name="co12" style:family="table-column">
      <style:table-column-properties fo:break-before="auto" style:column-width="0.9146in"/>
    </style:style>
    <style:style style:name="co13" style:family="table-column">
      <style:table-column-properties fo:break-before="auto" style:column-width="0.270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Rows in green reported in main text</text:p>
          </table:table-cell>
          <table:table-cell table:number-columns-repeated="15"/>
        </table:table-row>
        <table:table-row table:style-name="ro1">
          <table:table-cell table:style-name="ce2"/>
          <table:table-cell table:number-columns-repeated="15"/>
        </table:table-row>
        <table:table-row table:style-name="ro1">
          <table:table-cell table:style-name="ce2" office:value-type="string" calcext:value-type="string">
            <text:p>BTx623 x IS3620C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henotype_name</text:p>
          </table:table-cell>
          <table:table-cell table:style-name="ce2" office:value-type="string" calcext:value-type="string">
            <text:p>Phenotype_ID</text:p>
          </table:table-cell>
          <table:table-cell table:style-name="ce2" office:value-type="string" calcext:value-type="string">
            <text:p>V(G)_Variance</text:p>
          </table:table-cell>
          <table:table-cell table:style-name="ce2" office:value-type="string" calcext:value-type="string">
            <text:p>V(G)_SE</text:p>
          </table:table-cell>
          <table:table-cell table:style-name="ce2" office:value-type="string" calcext:value-type="string">
            <text:p>V(e)_Variance</text:p>
          </table:table-cell>
          <table:table-cell table:style-name="ce2" office:value-type="string" calcext:value-type="string">
            <text:p>V(e)_SE</text:p>
          </table:table-cell>
          <table:table-cell table:style-name="ce2" office:value-type="string" calcext:value-type="string">
            <text:p>Vp_Variance</text:p>
          </table:table-cell>
          <table:table-cell table:style-name="ce2" office:value-type="string" calcext:value-type="string">
            <text:p>Vp_SE</text:p>
          </table:table-cell>
          <table:table-cell table:style-name="ce2" office:value-type="string" calcext:value-type="string">
            <text:p>V(G)/Vp_Variance</text:p>
          </table:table-cell>
          <table:table-cell table:style-name="ce2" office:value-type="string" calcext:value-type="string">
            <text:p>V(G)/Vp_SE</text:p>
          </table:table-cell>
          <table:table-cell table:style-name="ce2" office:value-type="string" calcext:value-type="string">
            <text:p>logL</text:p>
          </table:table-cell>
          <table:table-cell table:style-name="ce2" office:value-type="string" calcext:value-type="string">
            <text:p>logL0</text:p>
          </table:table-cell>
          <table:table-cell table:style-name="ce2" office:value-type="string" calcext:value-type="string">
            <text:p>LRT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Pval</text:p>
          </table:table-cell>
          <table:table-cell table:style-name="ce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af_3_angle_csfields_2013</text:p>
          </table:table-cell>
          <table:table-cell office:value-type="float" office:value="1" calcext:value-type="float">
            <text:p>1</text:p>
          </table:table-cell>
          <table:table-cell office:value-type="float" office:value="93.619005" calcext:value-type="float">
            <text:p>93.619005</text:p>
          </table:table-cell>
          <table:table-cell office:value-type="float" office:value="36.929552" calcext:value-type="float">
            <text:p>36.929552</text:p>
          </table:table-cell>
          <table:table-cell office:value-type="float" office:value="95.265701" calcext:value-type="float">
            <text:p>95.265701</text:p>
          </table:table-cell>
          <table:table-cell office:value-type="float" office:value="36.1172" calcext:value-type="float">
            <text:p>36.1172</text:p>
          </table:table-cell>
          <table:table-cell office:value-type="float" office:value="188.884706" calcext:value-type="float">
            <text:p>188.884706</text:p>
          </table:table-cell>
          <table:table-cell office:value-type="float" office:value="28.655714" calcext:value-type="float">
            <text:p>28.655714</text:p>
          </table:table-cell>
          <table:table-cell office:value-type="float" office:value="0.495641" calcext:value-type="float">
            <text:p>0.495641</text:p>
          </table:table-cell>
          <table:table-cell office:value-type="float" office:value="0.177898" calcext:value-type="float">
            <text:p>0.177898</text:p>
          </table:table-cell>
          <table:table-cell office:value-type="float" office:value="-279.394" calcext:value-type="float">
            <text:p>-279.394</text:p>
          </table:table-cell>
          <table:table-cell office:value-type="float" office:value="-286.484" calcext:value-type="float">
            <text:p>-286.484</text:p>
          </table:table-cell>
          <table:table-cell office:value-type="float" office:value="14.179" calcext:value-type="float">
            <text:p>14.179</text:p>
          </table:table-cell>
          <table:table-cell office:value-type="float" office:value="1" calcext:value-type="float">
            <text:p>1</text:p>
          </table:table-cell>
          <table:table-cell office:value-type="float" office:value="0.00008311" calcext:value-type="float">
            <text:p>0.0000831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leaf_3_angle_csfields_2013_normalized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417057" calcext:value-type="float">
            <text:p>0.417057</text:p>
          </table:table-cell>
          <table:table-cell table:style-name="ce3" office:value-type="float" office:value="0.146487" calcext:value-type="float">
            <text:p>0.146487</text:p>
          </table:table-cell>
          <table:table-cell table:style-name="ce3" office:value-type="float" office:value="0.254535" calcext:value-type="float">
            <text:p>0.254535</text:p>
          </table:table-cell>
          <table:table-cell table:style-name="ce3" office:value-type="float" office:value="0.121822" calcext:value-type="float">
            <text:p>0.121822</text:p>
          </table:table-cell>
          <table:table-cell table:style-name="ce3" office:value-type="float" office:value="0.671592" calcext:value-type="float">
            <text:p>0.671592</text:p>
          </table:table-cell>
          <table:table-cell table:style-name="ce3" office:value-type="float" office:value="0.103169" calcext:value-type="float">
            <text:p>0.103169</text:p>
          </table:table-cell>
          <table:table-cell table:style-name="ce3" office:value-type="float" office:value="0.620998" calcext:value-type="float">
            <text:p>0.620998</text:p>
          </table:table-cell>
          <table:table-cell table:style-name="ce3" office:value-type="float" office:value="0.181412" calcext:value-type="float">
            <text:p>0.181412</text:p>
          </table:table-cell>
          <table:table-cell table:style-name="ce3" office:value-type="float" office:value="-33.637" calcext:value-type="float">
            <text:p>-33.637</text:p>
          </table:table-cell>
          <table:table-cell table:style-name="ce3" office:value-type="float" office:value="-42.364" calcext:value-type="float">
            <text:p>-42.364</text:p>
          </table:table-cell>
          <table:table-cell table:style-name="ce3" office:value-type="float" office:value="17.455" calcext:value-type="float">
            <text:p>17.4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1471" calcext:value-type="float">
            <text:p>0.00001471</text:p>
          </table:table-cell>
          <table:table-cell table:style-name="ce3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leaf_4_angle_csfields_2013</text:p>
          </table:table-cell>
          <table:table-cell office:value-type="float" office:value="3" calcext:value-type="float">
            <text:p>3</text:p>
          </table:table-cell>
          <table:table-cell office:value-type="float" office:value="88.334141" calcext:value-type="float">
            <text:p>88.334141</text:p>
          </table:table-cell>
          <table:table-cell office:value-type="float" office:value="34.081013" calcext:value-type="float">
            <text:p>34.081013</text:p>
          </table:table-cell>
          <table:table-cell office:value-type="float" office:value="96.133823" calcext:value-type="float">
            <text:p>96.133823</text:p>
          </table:table-cell>
          <table:table-cell office:value-type="float" office:value="34.137934" calcext:value-type="float">
            <text:p>34.137934</text:p>
          </table:table-cell>
          <table:table-cell office:value-type="float" office:value="184.467964" calcext:value-type="float">
            <text:p>184.467964</text:p>
          </table:table-cell>
          <table:table-cell office:value-type="float" office:value="27.972897" calcext:value-type="float">
            <text:p>27.972897</text:p>
          </table:table-cell>
          <table:table-cell office:value-type="float" office:value="0.478859" calcext:value-type="float">
            <text:p>0.478859</text:p>
          </table:table-cell>
          <table:table-cell office:value-type="float" office:value="0.168671" calcext:value-type="float">
            <text:p>0.168671</text:p>
          </table:table-cell>
          <table:table-cell office:value-type="float" office:value="-278.381" calcext:value-type="float">
            <text:p>-278.381</text:p>
          </table:table-cell>
          <table:table-cell office:value-type="float" office:value="-285.852" calcext:value-type="float">
            <text:p>-285.852</text:p>
          </table:table-cell>
          <table:table-cell office:value-type="float" office:value="14.942" calcext:value-type="float">
            <text:p>14.942</text:p>
          </table:table-cell>
          <table:table-cell office:value-type="float" office:value="1" calcext:value-type="float">
            <text:p>1</text:p>
          </table:table-cell>
          <table:table-cell office:value-type="float" office:value="0.00005544" calcext:value-type="float">
            <text:p>0.0000554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3" office:value-type="string" calcext:value-type="string">
            <text:p>leaf_4_angle_csfields_2013_normalized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99679" calcext:value-type="float">
            <text:p>0.399679</text:p>
          </table:table-cell>
          <table:table-cell table:style-name="ce3" office:value-type="float" office:value="0.138656" calcext:value-type="float">
            <text:p>0.138656</text:p>
          </table:table-cell>
          <table:table-cell table:style-name="ce3" office:value-type="float" office:value="0.266308" calcext:value-type="float">
            <text:p>0.266308</text:p>
          </table:table-cell>
          <table:table-cell table:style-name="ce3" office:value-type="float" office:value="0.118063" calcext:value-type="float">
            <text:p>0.118063</text:p>
          </table:table-cell>
          <table:table-cell table:style-name="ce3" office:value-type="float" office:value="0.665986" calcext:value-type="float">
            <text:p>0.665986</text:p>
          </table:table-cell>
          <table:table-cell table:style-name="ce3" office:value-type="float" office:value="0.101911" calcext:value-type="float">
            <text:p>0.101911</text:p>
          </table:table-cell>
          <table:table-cell table:style-name="ce3" office:value-type="float" office:value="0.60013" calcext:value-type="float">
            <text:p>0.60013</text:p>
          </table:table-cell>
          <table:table-cell table:style-name="ce3" office:value-type="float" office:value="0.174853" calcext:value-type="float">
            <text:p>0.174853</text:p>
          </table:table-cell>
          <table:table-cell table:style-name="ce3" office:value-type="float" office:value="-33.387" calcext:value-type="float">
            <text:p>-33.387</text:p>
          </table:table-cell>
          <table:table-cell table:style-name="ce3" office:value-type="float" office:value="-42.364" calcext:value-type="float">
            <text:p>-42.364</text:p>
          </table:table-cell>
          <table:table-cell table:style-name="ce3" office:value-type="float" office:value="17.954" calcext:value-type="float">
            <text:p>17.9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1132" calcext:value-type="float">
            <text:p>0.00001132</text:p>
          </table:table-cell>
          <table:table-cell table:style-name="ce3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veg_height_GH117_LD_2014_SKTRFM</text:p>
          </table:table-cell>
          <table:table-cell office:value-type="float" office:value="5" calcext:value-type="float">
            <text:p>5</text:p>
          </table:table-cell>
          <table:table-cell office:value-type="float" office:value="60.606108" calcext:value-type="float">
            <text:p>60.606108</text:p>
          </table:table-cell>
          <table:table-cell office:value-type="float" office:value="13.076325" calcext:value-type="float">
            <text:p>13.076325</text:p>
          </table:table-cell>
          <table:table-cell office:value-type="float" office:value="61.781089" calcext:value-type="float">
            <text:p>61.781089</text:p>
          </table:table-cell>
          <table:table-cell office:value-type="float" office:value="8.297624" calcext:value-type="float">
            <text:p>8.297624</text:p>
          </table:table-cell>
          <table:table-cell office:value-type="float" office:value="122.387197" calcext:value-type="float">
            <text:p>122.387197</text:p>
          </table:table-cell>
          <table:table-cell office:value-type="float" office:value="11.382061" calcext:value-type="float">
            <text:p>11.382061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07666" calcext:value-type="float">
            <text:p>0.07666</text:p>
          </table:table-cell>
          <table:table-cell office:value-type="float" office:value="-867.273" calcext:value-type="float">
            <text:p>-867.273</text:p>
          </table:table-cell>
          <table:table-cell office:value-type="float" office:value="-914.51" calcext:value-type="float">
            <text:p>-914.51</text:p>
          </table:table-cell>
          <table:table-cell office:value-type="float" office:value="94.475" calcext:value-type="float">
            <text:p>94.4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table:style-name="ce4" office:value-type="string" calcext:value-type="string">
            <text:p>veg_height_GH117_LD_2014_SKTRFM_normalized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370363" calcext:value-type="float">
            <text:p>0.370363</text:p>
          </table:table-cell>
          <table:table-cell table:style-name="ce4" office:value-type="float" office:value="0.081286" calcext:value-type="float">
            <text:p>0.081286</text:p>
          </table:table-cell>
          <table:table-cell table:style-name="ce4" office:value-type="float" office:value="0.409694" calcext:value-type="float">
            <text:p>0.409694</text:p>
          </table:table-cell>
          <table:table-cell table:style-name="ce4" office:value-type="float" office:value="0.053802" calcext:value-type="float">
            <text:p>0.053802</text:p>
          </table:table-cell>
          <table:table-cell table:style-name="ce4" office:value-type="float" office:value="0.780057" calcext:value-type="float">
            <text:p>0.780057</text:p>
          </table:table-cell>
          <table:table-cell table:style-name="ce4" office:value-type="float" office:value="0.071668" calcext:value-type="float">
            <text:p>0.071668</text:p>
          </table:table-cell>
          <table:table-cell table:style-name="ce4" office:value-type="float" office:value="0.47479" calcext:value-type="float">
            <text:p>0.47479</text:p>
          </table:table-cell>
          <table:table-cell table:style-name="ce4" office:value-type="float" office:value="0.07653" calcext:value-type="float">
            <text:p>0.07653</text:p>
          </table:table-cell>
          <table:table-cell table:style-name="ce4" office:value-type="float" office:value="-105.644" calcext:value-type="float">
            <text:p>-105.644</text:p>
          </table:table-cell>
          <table:table-cell table:style-name="ce4" office:value-type="float" office:value="-149.419" calcext:value-type="float">
            <text:p>-149.419</text:p>
          </table:table-cell>
          <table:table-cell table:style-name="ce4" office:value-type="float" office:value="87.549" calcext:value-type="float">
            <text:p>87.54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leaf_3_angle_GH117_LD_2014_SKTRFM</text:p>
          </table:table-cell>
          <table:table-cell office:value-type="float" office:value="7" calcext:value-type="float">
            <text:p>7</text:p>
          </table:table-cell>
          <table:table-cell office:value-type="float" office:value="36.385692" calcext:value-type="float">
            <text:p>36.385692</text:p>
          </table:table-cell>
          <table:table-cell office:value-type="float" office:value="7.630797" calcext:value-type="float">
            <text:p>7.630797</text:p>
          </table:table-cell>
          <table:table-cell office:value-type="float" office:value="38.919508" calcext:value-type="float">
            <text:p>38.919508</text:p>
          </table:table-cell>
          <table:table-cell office:value-type="float" office:value="4.790401" calcext:value-type="float">
            <text:p>4.790401</text:p>
          </table:table-cell>
          <table:table-cell office:value-type="float" office:value="75.3052" calcext:value-type="float">
            <text:p>75.3052</text:p>
          </table:table-cell>
          <table:table-cell office:value-type="float" office:value="6.721598" calcext:value-type="float">
            <text:p>6.721598</text:p>
          </table:table-cell>
          <table:table-cell office:value-type="float" office:value="0.483176" calcext:value-type="float">
            <text:p>0.483176</text:p>
          </table:table-cell>
          <table:table-cell office:value-type="float" office:value="0.072612" calcext:value-type="float">
            <text:p>0.072612</text:p>
          </table:table-cell>
          <table:table-cell office:value-type="float" office:value="-878.505" calcext:value-type="float">
            <text:p>-878.505</text:p>
          </table:table-cell>
          <table:table-cell office:value-type="float" office:value="-932.824" calcext:value-type="float">
            <text:p>-932.824</text:p>
          </table:table-cell>
          <table:table-cell office:value-type="float" office:value="108.638" calcext:value-type="float">
            <text:p>108.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style-name="ce3" office:value-type="string" calcext:value-type="string">
            <text:p>leaf_3_angle_GH117_LD_2014_SKTRFM_normalize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420097" calcext:value-type="float">
            <text:p>0.420097</text:p>
          </table:table-cell>
          <table:table-cell table:style-name="ce3" office:value-type="float" office:value="0.084318" calcext:value-type="float">
            <text:p>0.084318</text:p>
          </table:table-cell>
          <table:table-cell table:style-name="ce3" office:value-type="float" office:value="0.356546" calcext:value-type="float">
            <text:p>0.356546</text:p>
          </table:table-cell>
          <table:table-cell table:style-name="ce3" office:value-type="float" office:value="0.046932" calcext:value-type="float">
            <text:p>0.046932</text:p>
          </table:table-cell>
          <table:table-cell table:style-name="ce3" office:value-type="float" office:value="0.776643" calcext:value-type="float">
            <text:p>0.776643</text:p>
          </table:table-cell>
          <table:table-cell table:style-name="ce3" office:value-type="float" office:value="0.072021" calcext:value-type="float">
            <text:p>0.072021</text:p>
          </table:table-cell>
          <table:table-cell table:style-name="ce3" office:value-type="float" office:value="0.540914" calcext:value-type="float">
            <text:p>0.540914</text:p>
          </table:table-cell>
          <table:table-cell table:style-name="ce3" office:value-type="float" office:value="0.072463" calcext:value-type="float">
            <text:p>0.072463</text:p>
          </table:table-cell>
          <table:table-cell table:style-name="ce3" office:value-type="float" office:value="-105.915" calcext:value-type="float">
            <text:p>-105.915</text:p>
          </table:table-cell>
          <table:table-cell table:style-name="ce3" office:value-type="float" office:value="-165.879" calcext:value-type="float">
            <text:p>-165.879</text:p>
          </table:table-cell>
          <table:table-cell table:style-name="ce3" office:value-type="float" office:value="119.927" calcext:value-type="float">
            <text:p>119.9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leaf_4_angle_GH117_LD_2014_SKTRFM</text:p>
          </table:table-cell>
          <table:table-cell office:value-type="float" office:value="9" calcext:value-type="float">
            <text:p>9</text:p>
          </table:table-cell>
          <table:table-cell office:value-type="float" office:value="46.385617" calcext:value-type="float">
            <text:p>46.385617</text:p>
          </table:table-cell>
          <table:table-cell office:value-type="float" office:value="9.744442" calcext:value-type="float">
            <text:p>9.744442</text:p>
          </table:table-cell>
          <table:table-cell office:value-type="float" office:value="54.955225" calcext:value-type="float">
            <text:p>54.955225</text:p>
          </table:table-cell>
          <table:table-cell office:value-type="float" office:value="6.501729" calcext:value-type="float">
            <text:p>6.501729</text:p>
          </table:table-cell>
          <table:table-cell office:value-type="float" office:value="101.340842" calcext:value-type="float">
            <text:p>101.340842</text:p>
          </table:table-cell>
          <table:table-cell office:value-type="float" office:value="8.856308" calcext:value-type="float">
            <text:p>8.856308</text:p>
          </table:table-cell>
          <table:table-cell office:value-type="float" office:value="0.457719" calcext:value-type="float">
            <text:p>0.457719</text:p>
          </table:table-cell>
          <table:table-cell office:value-type="float" office:value="0.070726" calcext:value-type="float">
            <text:p>0.070726</text:p>
          </table:table-cell>
          <table:table-cell office:value-type="float" office:value="-930.785" calcext:value-type="float">
            <text:p>-930.785</text:p>
          </table:table-cell>
          <table:table-cell office:value-type="float" office:value="-982.098" calcext:value-type="float">
            <text:p>-982.098</text:p>
          </table:table-cell>
          <table:table-cell office:value-type="float" office:value="102.627" calcext:value-type="float">
            <text:p>102.6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table:style-name="ce3" office:value-type="string" calcext:value-type="string">
            <text:p>leaf_4_angle_GH117_LD_2014_SKTRFM_normalize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385083" calcext:value-type="float">
            <text:p>0.385083</text:p>
          </table:table-cell>
          <table:table-cell table:style-name="ce3" office:value-type="float" office:value="0.077391" calcext:value-type="float">
            <text:p>0.077391</text:p>
          </table:table-cell>
          <table:table-cell table:style-name="ce3" office:value-type="float" office:value="0.38404" calcext:value-type="float">
            <text:p>0.38404</text:p>
          </table:table-cell>
          <table:table-cell table:style-name="ce3" office:value-type="float" office:value="0.047209" calcext:value-type="float">
            <text:p>0.047209</text:p>
          </table:table-cell>
          <table:table-cell table:style-name="ce3" office:value-type="float" office:value="0.769122" calcext:value-type="float">
            <text:p>0.769122</text:p>
          </table:table-cell>
          <table:table-cell table:style-name="ce3" office:value-type="float" office:value="0.06883" calcext:value-type="float">
            <text:p>0.06883</text:p>
          </table:table-cell>
          <table:table-cell table:style-name="ce3" office:value-type="float" office:value="0.500678" calcext:value-type="float">
            <text:p>0.500678</text:p>
          </table:table-cell>
          <table:table-cell table:style-name="ce3" office:value-type="float" office:value="0.070284" calcext:value-type="float">
            <text:p>0.070284</text:p>
          </table:table-cell>
          <table:table-cell table:style-name="ce3" office:value-type="float" office:value="-108.832" calcext:value-type="float">
            <text:p>-108.832</text:p>
          </table:table-cell>
          <table:table-cell table:style-name="ce3" office:value-type="float" office:value="-165.879" calcext:value-type="float">
            <text:p>-165.879</text:p>
          </table:table-cell>
          <table:table-cell table:style-name="ce3" office:value-type="float" office:value="114.093" calcext:value-type="float">
            <text:p>114.0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100_50_randomDrawNormalDist</text:p>
          </table:table-cell>
          <table:table-cell office:value-type="float" office:value="11" calcext:value-type="float">
            <text:p>11</text:p>
          </table:table-cell>
          <table:table-cell office:value-type="float" office:value="0.002587" calcext:value-type="float">
            <text:p>0.002587</text:p>
          </table:table-cell>
          <table:table-cell office:value-type="float" office:value="46.640916" calcext:value-type="float">
            <text:p>46.640916</text:p>
          </table:table-cell>
          <table:table-cell office:value-type="float" office:value="2604.430939" calcext:value-type="float">
            <text:p>2604.430939</text:p>
          </table:table-cell>
          <table:table-cell office:value-type="float" office:value="199.52559" calcext:value-type="float">
            <text:p>199.52559</text:p>
          </table:table-cell>
          <table:table-cell office:value-type="float" office:value="2604.433526" calcext:value-type="float">
            <text:p>2604.433526</text:p>
          </table:table-cell>
          <table:table-cell office:value-type="float" office:value="187.410961" calcext:value-type="float">
            <text:p>187.41096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17908" calcext:value-type="float">
            <text:p>0.017908</text:p>
          </table:table-cell>
          <table:table-cell office:value-type="float" office:value="-1761.386" calcext:value-type="float">
            <text:p>-1761.386</text:p>
          </table:table-cell>
          <table:table-cell office:value-type="float" office:value="-1761.382" calcext:value-type="float">
            <text:p>-1761.3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2" office:value-type="string" calcext:value-type="string">
            <text:p>R07018 x R07020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Phenotype_name</text:p>
          </table:table-cell>
          <table:table-cell table:style-name="ce2" office:value-type="string" calcext:value-type="string">
            <text:p>Phenotype_ID</text:p>
          </table:table-cell>
          <table:table-cell table:style-name="ce2" office:value-type="string" calcext:value-type="string">
            <text:p>V(G)_Variance</text:p>
          </table:table-cell>
          <table:table-cell table:style-name="ce2" office:value-type="string" calcext:value-type="string">
            <text:p>V(G)_SE</text:p>
          </table:table-cell>
          <table:table-cell table:style-name="ce2" office:value-type="string" calcext:value-type="string">
            <text:p>V(e)_Variance</text:p>
          </table:table-cell>
          <table:table-cell table:style-name="ce2" office:value-type="string" calcext:value-type="string">
            <text:p>V(e)_SE</text:p>
          </table:table-cell>
          <table:table-cell table:style-name="ce2" office:value-type="string" calcext:value-type="string">
            <text:p>Vp_Variance</text:p>
          </table:table-cell>
          <table:table-cell table:style-name="ce2" office:value-type="string" calcext:value-type="string">
            <text:p>Vp_SE</text:p>
          </table:table-cell>
          <table:table-cell table:style-name="ce2" office:value-type="string" calcext:value-type="string">
            <text:p>V(G)/Vp_Variance</text:p>
          </table:table-cell>
          <table:table-cell table:style-name="ce2" office:value-type="string" calcext:value-type="string">
            <text:p>V(G)/Vp_SE</text:p>
          </table:table-cell>
          <table:table-cell table:style-name="ce2" office:value-type="string" calcext:value-type="string">
            <text:p>logL</text:p>
          </table:table-cell>
          <table:table-cell table:style-name="ce2" office:value-type="string" calcext:value-type="string">
            <text:p>logL0</text:p>
          </table:table-cell>
          <table:table-cell table:style-name="ce2" office:value-type="string" calcext:value-type="string">
            <text:p>LRT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Pval</text:p>
          </table:table-cell>
          <table:table-cell table:style-name="ce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gle_leaf_1_avg_gh204A_2013</text:p>
          </table:table-cell>
          <table:table-cell office:value-type="float" office:value="1" calcext:value-type="float">
            <text:p>1</text:p>
          </table:table-cell>
          <table:table-cell office:value-type="float" office:value="0.62956" calcext:value-type="float">
            <text:p>0.62956</text:p>
          </table:table-cell>
          <table:table-cell office:value-type="float" office:value="1.615208" calcext:value-type="float">
            <text:p>1.615208</text:p>
          </table:table-cell>
          <table:table-cell office:value-type="float" office:value="27.682684" calcext:value-type="float">
            <text:p>27.682684</text:p>
          </table:table-cell>
          <table:table-cell office:value-type="float" office:value="4.883203" calcext:value-type="float">
            <text:p>4.883203</text:p>
          </table:table-cell>
          <table:table-cell office:value-type="float" office:value="28.312244" calcext:value-type="float">
            <text:p>28.312244</text:p>
          </table:table-cell>
          <table:table-cell office:value-type="float" office:value="4.295504" calcext:value-type="float">
            <text:p>4.295504</text:p>
          </table:table-cell>
          <table:table-cell office:value-type="float" office:value="0.022236" calcext:value-type="float">
            <text:p>0.022236</text:p>
          </table:table-cell>
          <table:table-cell office:value-type="float" office:value="0.057822" calcext:value-type="float">
            <text:p>0.057822</text:p>
          </table:table-cell>
          <table:table-cell office:value-type="float" office:value="-205" calcext:value-type="float">
            <text:p>-205</text:p>
          </table:table-cell>
          <table:table-cell office:value-type="float" office:value="-205.11" calcext:value-type="float">
            <text:p>-205.11</text:p>
          </table:table-cell>
          <table:table-cell office:value-type="float" office:value="0.22" calcext:value-type="float">
            <text:p>0.22</text:p>
          </table:table-cell>
          <table:table-cell office:value-type="float" office:value="1" calcext:value-type="float">
            <text:p>1</text:p>
          </table:table-cell>
          <table:table-cell office:value-type="float" office:value="0.3196" calcext:value-type="float">
            <text:p>0.319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4" office:value-type="string" calcext:value-type="string">
            <text:p>angle_leaf_1_avg_gh204A_2013_normalize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17213" calcext:value-type="float">
            <text:p>0.017213</text:p>
          </table:table-cell>
          <table:table-cell table:style-name="ce4" office:value-type="float" office:value="0.050577" calcext:value-type="float">
            <text:p>0.050577</text:p>
          </table:table-cell>
          <table:table-cell table:style-name="ce4" office:value-type="float" office:value="0.897011" calcext:value-type="float">
            <text:p>0.897011</text:p>
          </table:table-cell>
          <table:table-cell table:style-name="ce4" office:value-type="float" office:value="0.157127" calcext:value-type="float">
            <text:p>0.157127</text:p>
          </table:table-cell>
          <table:table-cell table:style-name="ce4" office:value-type="float" office:value="0.914225" calcext:value-type="float">
            <text:p>0.914225</text:p>
          </table:table-cell>
          <table:table-cell table:style-name="ce4" office:value-type="float" office:value="0.138669" calcext:value-type="float">
            <text:p>0.138669</text:p>
          </table:table-cell>
          <table:table-cell table:style-name="ce4" office:value-type="float" office:value="0.018828" calcext:value-type="float">
            <text:p>0.018828</text:p>
          </table:table-cell>
          <table:table-cell table:style-name="ce4" office:value-type="float" office:value="0.055983" calcext:value-type="float">
            <text:p>0.055983</text:p>
          </table:table-cell>
          <table:table-cell table:style-name="ce4" office:value-type="float" office:value="-45.259" calcext:value-type="float">
            <text:p>-45.259</text:p>
          </table:table-cell>
          <table:table-cell table:style-name="ce4" office:value-type="float" office:value="-45.342" calcext:value-type="float">
            <text:p>-45.342</text:p>
          </table:table-cell>
          <table:table-cell table:style-name="ce4" office:value-type="float" office:value="0.167" calcext:value-type="float">
            <text:p>0.16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3415" calcext:value-type="float">
            <text:p>0.3415</text:p>
          </table:table-cell>
          <table:table-cell table:style-name="ce4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2_avg_gh204A_2013</text:p>
          </table:table-cell>
          <table:table-cell office:value-type="float" office:value="3" calcext:value-type="float">
            <text:p>3</text:p>
          </table:table-cell>
          <table:table-cell office:value-type="float" office:value="7.863644" calcext:value-type="float">
            <text:p>7.863644</text:p>
          </table:table-cell>
          <table:table-cell office:value-type="float" office:value="4.519369" calcext:value-type="float">
            <text:p>4.519369</text:p>
          </table:table-cell>
          <table:table-cell office:value-type="float" office:value="38.01887" calcext:value-type="float">
            <text:p>38.01887</text:p>
          </table:table-cell>
          <table:table-cell office:value-type="float" office:value="7.700898" calcext:value-type="float">
            <text:p>7.700898</text:p>
          </table:table-cell>
          <table:table-cell office:value-type="float" office:value="45.882515" calcext:value-type="float">
            <text:p>45.882515</text:p>
          </table:table-cell>
          <table:table-cell office:value-type="float" office:value="6.794214" calcext:value-type="float">
            <text:p>6.794214</text:p>
          </table:table-cell>
          <table:table-cell office:value-type="float" office:value="0.171387" calcext:value-type="float">
            <text:p>0.171387</text:p>
          </table:table-cell>
          <table:table-cell office:value-type="float" office:value="0.098758" calcext:value-type="float">
            <text:p>0.098758</text:p>
          </table:table-cell>
          <table:table-cell office:value-type="float" office:value="-230.219" calcext:value-type="float">
            <text:p>-230.219</text:p>
          </table:table-cell>
          <table:table-cell office:value-type="float" office:value="-234.038" calcext:value-type="float">
            <text:p>-234.038</text:p>
          </table:table-cell>
          <table:table-cell office:value-type="float" office:value="7.637" calcext:value-type="float">
            <text:p>7.637</text:p>
          </table:table-cell>
          <table:table-cell office:value-type="float" office:value="1" calcext:value-type="float">
            <text:p>1</text:p>
          </table:table-cell>
          <table:table-cell office:value-type="float" office:value="0.002859" calcext:value-type="float">
            <text:p>0.0028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2_avg_gh204A_2013_normalized</text:p>
          </table:table-cell>
          <table:table-cell office:value-type="float" office:value="4" calcext:value-type="float">
            <text:p>4</text:p>
          </table:table-cell>
          <table:table-cell office:value-type="float" office:value="0.141365" calcext:value-type="float">
            <text:p>0.141365</text:p>
          </table:table-cell>
          <table:table-cell office:value-type="float" office:value="0.076035" calcext:value-type="float">
            <text:p>0.076035</text:p>
          </table:table-cell>
          <table:table-cell office:value-type="float" office:value="0.636283" calcext:value-type="float">
            <text:p>0.636283</text:p>
          </table:table-cell>
          <table:table-cell office:value-type="float" office:value="0.127867" calcext:value-type="float">
            <text:p>0.127867</text:p>
          </table:table-cell>
          <table:table-cell office:value-type="float" office:value="0.777649" calcext:value-type="float">
            <text:p>0.777649</text:p>
          </table:table-cell>
          <table:table-cell office:value-type="float" office:value="0.11493" calcext:value-type="float">
            <text:p>0.11493</text:p>
          </table:table-cell>
          <table:table-cell office:value-type="float" office:value="0.181786" calcext:value-type="float">
            <text:p>0.181786</text:p>
          </table:table-cell>
          <table:table-cell office:value-type="float" office:value="0.097407" calcext:value-type="float">
            <text:p>0.097407</text:p>
          </table:table-cell>
          <table:table-cell office:value-type="float" office:value="-40.708" calcext:value-type="float">
            <text:p>-40.708</text:p>
          </table:table-cell>
          <table:table-cell office:value-type="float" office:value="-45.342" calcext:value-type="float">
            <text:p>-45.342</text:p>
          </table:table-cell>
          <table:table-cell office:value-type="float" office:value="9.268" calcext:value-type="float">
            <text:p>9.268</text:p>
          </table:table-cell>
          <table:table-cell office:value-type="float" office:value="1" calcext:value-type="float">
            <text:p>1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3_avg_gh204A_2013</text:p>
          </table:table-cell>
          <table:table-cell office:value-type="float" office:value="5" calcext:value-type="float">
            <text:p>5</text:p>
          </table:table-cell>
          <table:table-cell office:value-type="float" office:value="22.135292" calcext:value-type="float">
            <text:p>22.135292</text:p>
          </table:table-cell>
          <table:table-cell office:value-type="float" office:value="9.682608" calcext:value-type="float">
            <text:p>9.682608</text:p>
          </table:table-cell>
          <table:table-cell office:value-type="float" office:value="43.445988" calcext:value-type="float">
            <text:p>43.445988</text:p>
          </table:table-cell>
          <table:table-cell office:value-type="float" office:value="10.842596" calcext:value-type="float">
            <text:p>10.842596</text:p>
          </table:table-cell>
          <table:table-cell office:value-type="float" office:value="65.58128" calcext:value-type="float">
            <text:p>65.58128</text:p>
          </table:table-cell>
          <table:table-cell office:value-type="float" office:value="9.623638" calcext:value-type="float">
            <text:p>9.623638</text:p>
          </table:table-cell>
          <table:table-cell office:value-type="float" office:value="0.337525" calcext:value-type="float">
            <text:p>0.337525</text:p>
          </table:table-cell>
          <table:table-cell office:value-type="float" office:value="0.137302" calcext:value-type="float">
            <text:p>0.137302</text:p>
          </table:table-cell>
          <table:table-cell office:value-type="float" office:value="-247.412" calcext:value-type="float">
            <text:p>-247.412</text:p>
          </table:table-cell>
          <table:table-cell office:value-type="float" office:value="-255.361" calcext:value-type="float">
            <text:p>-255.361</text:p>
          </table:table-cell>
          <table:table-cell office:value-type="float" office:value="15.897" calcext:value-type="float">
            <text:p>15.897</text:p>
          </table:table-cell>
          <table:table-cell office:value-type="float" office:value="1" calcext:value-type="float">
            <text:p>1</text:p>
          </table:table-cell>
          <table:table-cell office:value-type="float" office:value="0.00003343" calcext:value-type="float">
            <text:p>0.000033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3_avg_gh204A_2013_normalized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265862" calcext:value-type="float">
            <text:p>0.265862</text:p>
          </table:table-cell>
          <table:table-cell table:style-name="ce3" office:value-type="float" office:value="0.108339" calcext:value-type="float">
            <text:p>0.108339</text:p>
          </table:table-cell>
          <table:table-cell table:style-name="ce3" office:value-type="float" office:value="0.417665" calcext:value-type="float">
            <text:p>0.417665</text:p>
          </table:table-cell>
          <table:table-cell table:style-name="ce3" office:value-type="float" office:value="0.109958" calcext:value-type="float">
            <text:p>0.109958</text:p>
          </table:table-cell>
          <table:table-cell table:style-name="ce3" office:value-type="float" office:value="0.683527" calcext:value-type="float">
            <text:p>0.683527</text:p>
          </table:table-cell>
          <table:table-cell table:style-name="ce3" office:value-type="float" office:value="0.100711" calcext:value-type="float">
            <text:p>0.100711</text:p>
          </table:table-cell>
          <table:table-cell table:style-name="ce3" office:value-type="float" office:value="0.388956" calcext:value-type="float">
            <text:p>0.388956</text:p>
          </table:table-cell>
          <table:table-cell table:style-name="ce3" office:value-type="float" office:value="0.142326" calcext:value-type="float">
            <text:p>0.142326</text:p>
          </table:table-cell>
          <table:table-cell table:style-name="ce3" office:value-type="float" office:value="-35.029" calcext:value-type="float">
            <text:p>-35.029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20.626" calcext:value-type="float">
            <text:p>20.6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02792" calcext:value-type="float">
            <text:p>0.000002792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4_avg_gh204A_2013</text:p>
          </table:table-cell>
          <table:table-cell office:value-type="float" office:value="7" calcext:value-type="float">
            <text:p>7</text:p>
          </table:table-cell>
          <table:table-cell office:value-type="float" office:value="55.695443" calcext:value-type="float">
            <text:p>55.695443</text:p>
          </table:table-cell>
          <table:table-cell office:value-type="float" office:value="24.749357" calcext:value-type="float">
            <text:p>24.749357</text:p>
          </table:table-cell>
          <table:table-cell office:value-type="float" office:value="134.482118" calcext:value-type="float">
            <text:p>134.482118</text:p>
          </table:table-cell>
          <table:table-cell office:value-type="float" office:value="30.899992" calcext:value-type="float">
            <text:p>30.899992</text:p>
          </table:table-cell>
          <table:table-cell office:value-type="float" office:value="190.177561" calcext:value-type="float">
            <text:p>190.177561</text:p>
          </table:table-cell>
          <table:table-cell office:value-type="float" office:value="27.892233" calcext:value-type="float">
            <text:p>27.892233</text:p>
          </table:table-cell>
          <table:table-cell office:value-type="float" office:value="0.29286" calcext:value-type="float">
            <text:p>0.29286</text:p>
          </table:table-cell>
          <table:table-cell office:value-type="float" office:value="0.123502" calcext:value-type="float">
            <text:p>0.123502</text:p>
          </table:table-cell>
          <table:table-cell office:value-type="float" office:value="-296.941" calcext:value-type="float">
            <text:p>-296.941</text:p>
          </table:table-cell>
          <table:table-cell office:value-type="float" office:value="-303.73" calcext:value-type="float">
            <text:p>-303.73</text:p>
          </table:table-cell>
          <table:table-cell office:value-type="float" office:value="13.577" calcext:value-type="float">
            <text:p>13.577</text:p>
          </table:table-cell>
          <table:table-cell office:value-type="float" office:value="1" calcext:value-type="float">
            <text:p>1</text:p>
          </table:table-cell>
          <table:table-cell office:value-type="float" office:value="0.0001145" calcext:value-type="float">
            <text:p>0.00011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4_avg_gh204A_2013_normalized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.225326" calcext:value-type="float">
            <text:p>0.225326</text:p>
          </table:table-cell>
          <table:table-cell table:style-name="ce3" office:value-type="float" office:value="0.097117" calcext:value-type="float">
            <text:p>0.097117</text:p>
          </table:table-cell>
          <table:table-cell table:style-name="ce3" office:value-type="float" office:value="0.495538" calcext:value-type="float">
            <text:p>0.495538</text:p>
          </table:table-cell>
          <table:table-cell table:style-name="ce3" office:value-type="float" office:value="0.116172" calcext:value-type="float">
            <text:p>0.116172</text:p>
          </table:table-cell>
          <table:table-cell table:style-name="ce3" office:value-type="float" office:value="0.720863" calcext:value-type="float">
            <text:p>0.720863</text:p>
          </table:table-cell>
          <table:table-cell table:style-name="ce3" office:value-type="float" office:value="0.105715" calcext:value-type="float">
            <text:p>0.105715</text:p>
          </table:table-cell>
          <table:table-cell table:style-name="ce3" office:value-type="float" office:value="0.312578" calcext:value-type="float">
            <text:p>0.312578</text:p>
          </table:table-cell>
          <table:table-cell table:style-name="ce3" office:value-type="float" office:value="0.126388" calcext:value-type="float">
            <text:p>0.126388</text:p>
          </table:table-cell>
          <table:table-cell table:style-name="ce3" office:value-type="float" office:value="-37.696" calcext:value-type="float">
            <text:p>-37.696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15.291" calcext:value-type="float">
            <text:p>15.2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4607" calcext:value-type="float">
            <text:p>0.00004607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3_avg_csfield_2014_rep1</text:p>
          </table:table-cell>
          <table:table-cell office:value-type="float" office:value="9" calcext:value-type="float">
            <text:p>9</text:p>
          </table:table-cell>
          <table:table-cell office:value-type="float" office:value="2.270324" calcext:value-type="float">
            <text:p>2.270324</text:p>
          </table:table-cell>
          <table:table-cell office:value-type="float" office:value="2.339831" calcext:value-type="float">
            <text:p>2.339831</text:p>
          </table:table-cell>
          <table:table-cell office:value-type="float" office:value="26.899371" calcext:value-type="float">
            <text:p>26.899371</text:p>
          </table:table-cell>
          <table:table-cell office:value-type="float" office:value="5.186045" calcext:value-type="float">
            <text:p>5.186045</text:p>
          </table:table-cell>
          <table:table-cell office:value-type="float" office:value="29.169694" calcext:value-type="float">
            <text:p>29.169694</text:p>
          </table:table-cell>
          <table:table-cell office:value-type="float" office:value="4.404781" calcext:value-type="float">
            <text:p>4.404781</text:p>
          </table:table-cell>
          <table:table-cell office:value-type="float" office:value="0.077832" calcext:value-type="float">
            <text:p>0.077832</text:p>
          </table:table-cell>
          <table:table-cell office:value-type="float" office:value="0.082202" calcext:value-type="float">
            <text:p>0.082202</text:p>
          </table:table-cell>
          <table:table-cell office:value-type="float" office:value="-207.797" calcext:value-type="float">
            <text:p>-207.797</text:p>
          </table:table-cell>
          <table:table-cell office:value-type="float" office:value="-208.514" calcext:value-type="float">
            <text:p>-208.514</text:p>
          </table:table-cell>
          <table:table-cell office:value-type="float" office:value="1.435" calcext:value-type="float">
            <text:p>1.435</text:p>
          </table:table-cell>
          <table:table-cell office:value-type="float" office:value="1" calcext:value-type="float">
            <text:p>1</text:p>
          </table:table-cell>
          <table:table-cell office:value-type="float" office:value="0.1155" calcext:value-type="float">
            <text:p>0.115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3_avg_csfield_2014_rep1_normalized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100164" calcext:value-type="float">
            <text:p>0.100164</text:p>
          </table:table-cell>
          <table:table-cell table:style-name="ce3" office:value-type="float" office:value="0.074091" calcext:value-type="float">
            <text:p>0.074091</text:p>
          </table:table-cell>
          <table:table-cell table:style-name="ce3" office:value-type="float" office:value="0.740978" calcext:value-type="float">
            <text:p>0.740978</text:p>
          </table:table-cell>
          <table:table-cell table:style-name="ce3" office:value-type="float" office:value="0.145566" calcext:value-type="float">
            <text:p>0.145566</text:p>
          </table:table-cell>
          <table:table-cell table:style-name="ce3" office:value-type="float" office:value="0.841142" calcext:value-type="float">
            <text:p>0.841142</text:p>
          </table:table-cell>
          <table:table-cell table:style-name="ce3" office:value-type="float" office:value="0.12571" calcext:value-type="float">
            <text:p>0.12571</text:p>
          </table:table-cell>
          <table:table-cell table:style-name="ce3" office:value-type="float" office:value="0.11908" calcext:value-type="float">
            <text:p>0.11908</text:p>
          </table:table-cell>
          <table:table-cell table:style-name="ce3" office:value-type="float" office:value="0.089768" calcext:value-type="float">
            <text:p>0.089768</text:p>
          </table:table-cell>
          <table:table-cell table:style-name="ce3" office:value-type="float" office:value="-43.625" calcext:value-type="float">
            <text:p>-43.625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3.434" calcext:value-type="float">
            <text:p>3.4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193" calcext:value-type="float">
            <text:p>0.03193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4_avg_csfield_2014_rep1</text:p>
          </table:table-cell>
          <table:table-cell office:value-type="float" office:value="11" calcext:value-type="float">
            <text:p>11</text:p>
          </table:table-cell>
          <table:table-cell office:value-type="float" office:value="7.345036" calcext:value-type="float">
            <text:p>7.345036</text:p>
          </table:table-cell>
          <table:table-cell office:value-type="float" office:value="3.985358" calcext:value-type="float">
            <text:p>3.985358</text:p>
          </table:table-cell>
          <table:table-cell office:value-type="float" office:value="28.586139" calcext:value-type="float">
            <text:p>28.586139</text:p>
          </table:table-cell>
          <table:table-cell office:value-type="float" office:value="6.095839" calcext:value-type="float">
            <text:p>6.095839</text:p>
          </table:table-cell>
          <table:table-cell office:value-type="float" office:value="35.931175" calcext:value-type="float">
            <text:p>35.931175</text:p>
          </table:table-cell>
          <table:table-cell office:value-type="float" office:value="5.30197" calcext:value-type="float">
            <text:p>5.30197</text:p>
          </table:table-cell>
          <table:table-cell office:value-type="float" office:value="0.20442" calcext:value-type="float">
            <text:p>0.20442</text:p>
          </table:table-cell>
          <table:table-cell office:value-type="float" office:value="0.110137" calcext:value-type="float">
            <text:p>0.110137</text:p>
          </table:table-cell>
          <table:table-cell office:value-type="float" office:value="-219.124" calcext:value-type="float">
            <text:p>-219.124</text:p>
          </table:table-cell>
          <table:table-cell office:value-type="float" office:value="-222.488" calcext:value-type="float">
            <text:p>-222.488</text:p>
          </table:table-cell>
          <table:table-cell office:value-type="float" office:value="6.73" calcext:value-type="float">
            <text:p>6.73</text:p>
          </table:table-cell>
          <table:table-cell office:value-type="float" office:value="1" calcext:value-type="float">
            <text:p>1</text:p>
          </table:table-cell>
          <table:table-cell office:value-type="float" office:value="0.004741" calcext:value-type="float">
            <text:p>0.00474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4_avg_csfield_2014_rep1_normalized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7913" calcext:value-type="float">
            <text:p>0.17913</text:p>
          </table:table-cell>
          <table:table-cell table:style-name="ce3" office:value-type="float" office:value="0.08812" calcext:value-type="float">
            <text:p>0.08812</text:p>
          </table:table-cell>
          <table:table-cell table:style-name="ce3" office:value-type="float" office:value="0.594229" calcext:value-type="float">
            <text:p>0.594229</text:p>
          </table:table-cell>
          <table:table-cell table:style-name="ce3" office:value-type="float" office:value="0.127568" calcext:value-type="float">
            <text:p>0.127568</text:p>
          </table:table-cell>
          <table:table-cell table:style-name="ce3" office:value-type="float" office:value="0.77336" calcext:value-type="float">
            <text:p>0.77336</text:p>
          </table:table-cell>
          <table:table-cell table:style-name="ce3" office:value-type="float" office:value="0.113772" calcext:value-type="float">
            <text:p>0.113772</text:p>
          </table:table-cell>
          <table:table-cell table:style-name="ce3" office:value-type="float" office:value="0.231626" calcext:value-type="float">
            <text:p>0.231626</text:p>
          </table:table-cell>
          <table:table-cell table:style-name="ce3" office:value-type="float" office:value="0.111475" calcext:value-type="float">
            <text:p>0.111475</text:p>
          </table:table-cell>
          <table:table-cell table:style-name="ce3" office:value-type="float" office:value="-40.788" calcext:value-type="float">
            <text:p>-40.788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9.108" calcext:value-type="float">
            <text:p>9.1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1273" calcext:value-type="float">
            <text:p>0.001273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5_avg_csfield_2014_rep1</text:p>
          </table:table-cell>
          <table:table-cell office:value-type="float" office:value="13" calcext:value-type="float">
            <text:p>13</text:p>
          </table:table-cell>
          <table:table-cell office:value-type="float" office:value="27.412222" calcext:value-type="float">
            <text:p>27.412222</text:p>
          </table:table-cell>
          <table:table-cell office:value-type="float" office:value="10.755014" calcext:value-type="float">
            <text:p>10.755014</text:p>
          </table:table-cell>
          <table:table-cell office:value-type="float" office:value="46.24145" calcext:value-type="float">
            <text:p>46.24145</text:p>
          </table:table-cell>
          <table:table-cell office:value-type="float" office:value="11.424907" calcext:value-type="float">
            <text:p>11.424907</text:p>
          </table:table-cell>
          <table:table-cell office:value-type="float" office:value="73.653672" calcext:value-type="float">
            <text:p>73.653672</text:p>
          </table:table-cell>
          <table:table-cell office:value-type="float" office:value="10.829268" calcext:value-type="float">
            <text:p>10.829268</text:p>
          </table:table-cell>
          <table:table-cell office:value-type="float" office:value="0.372177" calcext:value-type="float">
            <text:p>0.372177</text:p>
          </table:table-cell>
          <table:table-cell office:value-type="float" office:value="0.131493" calcext:value-type="float">
            <text:p>0.131493</text:p>
          </table:table-cell>
          <table:table-cell office:value-type="float" office:value="-252.713" calcext:value-type="float">
            <text:p>-252.713</text:p>
          </table:table-cell>
          <table:table-cell office:value-type="float" office:value="-259.832" calcext:value-type="float">
            <text:p>-259.832</text:p>
          </table:table-cell>
          <table:table-cell office:value-type="float" office:value="14.238" calcext:value-type="float">
            <text:p>14.238</text:p>
          </table:table-cell>
          <table:table-cell office:value-type="float" office:value="1" calcext:value-type="float">
            <text:p>1</text:p>
          </table:table-cell>
          <table:table-cell office:value-type="float" office:value="0.00008056" calcext:value-type="float">
            <text:p>0.0000805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5_avg_csfield_2014_rep1_normalized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237481" calcext:value-type="float">
            <text:p>0.237481</text:p>
          </table:table-cell>
          <table:table-cell table:style-name="ce3" office:value-type="float" office:value="0.096369" calcext:value-type="float">
            <text:p>0.096369</text:p>
          </table:table-cell>
          <table:table-cell table:style-name="ce3" office:value-type="float" office:value="0.485932" calcext:value-type="float">
            <text:p>0.485932</text:p>
          </table:table-cell>
          <table:table-cell table:style-name="ce3" office:value-type="float" office:value="0.112778" calcext:value-type="float">
            <text:p>0.112778</text:p>
          </table:table-cell>
          <table:table-cell table:style-name="ce3" office:value-type="float" office:value="0.723412" calcext:value-type="float">
            <text:p>0.723412</text:p>
          </table:table-cell>
          <table:table-cell table:style-name="ce3" office:value-type="float" office:value="0.106114" calcext:value-type="float">
            <text:p>0.106114</text:p>
          </table:table-cell>
          <table:table-cell table:style-name="ce3" office:value-type="float" office:value="0.328279" calcext:value-type="float">
            <text:p>0.328279</text:p>
          </table:table-cell>
          <table:table-cell table:style-name="ce3" office:value-type="float" office:value="0.123102" calcext:value-type="float">
            <text:p>0.123102</text:p>
          </table:table-cell>
          <table:table-cell table:style-name="ce3" office:value-type="float" office:value="-37.848" calcext:value-type="float">
            <text:p>-37.848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14.989" calcext:value-type="float">
            <text:p>14.9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0005408" calcext:value-type="float">
            <text:p>0.00005408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1_avg_csfield_2014_rep2</text:p>
          </table:table-cell>
          <table:table-cell office:value-type="float" office:value="15" calcext:value-type="float">
            <text:p>15</text:p>
          </table:table-cell>
          <table:table-cell office:value-type="float" office:value="1.135991" calcext:value-type="float">
            <text:p>1.135991</text:p>
          </table:table-cell>
          <table:table-cell office:value-type="float" office:value="1.47171" calcext:value-type="float">
            <text:p>1.47171</text:p>
          </table:table-cell>
          <table:table-cell office:value-type="float" office:value="18.337079" calcext:value-type="float">
            <text:p>18.337079</text:p>
          </table:table-cell>
          <table:table-cell office:value-type="float" office:value="3.491108" calcext:value-type="float">
            <text:p>3.491108</text:p>
          </table:table-cell>
          <table:table-cell office:value-type="float" office:value="19.47307" calcext:value-type="float">
            <text:p>19.47307</text:p>
          </table:table-cell>
          <table:table-cell office:value-type="float" office:value="2.956129" calcext:value-type="float">
            <text:p>2.956129</text:p>
          </table:table-cell>
          <table:table-cell office:value-type="float" office:value="0.058337" calcext:value-type="float">
            <text:p>0.058337</text:p>
          </table:table-cell>
          <table:table-cell office:value-type="float" office:value="0.07738" calcext:value-type="float">
            <text:p>0.07738</text:p>
          </table:table-cell>
          <table:table-cell office:value-type="float" office:value="-188.578" calcext:value-type="float">
            <text:p>-188.578</text:p>
          </table:table-cell>
          <table:table-cell office:value-type="float" office:value="-188.983" calcext:value-type="float">
            <text:p>-188.983</text:p>
          </table:table-cell>
          <table:table-cell office:value-type="float" office:value="0.808" calcext:value-type="float">
            <text:p>0.808</text:p>
          </table:table-cell>
          <table:table-cell office:value-type="float" office:value="1" calcext:value-type="float">
            <text:p>1</text:p>
          </table:table-cell>
          <table:table-cell office:value-type="float" office:value="0.1843" calcext:value-type="float">
            <text:p>0.184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1_avg_csfield_2014_rep2_normalized</text:p>
          </table:table-cell>
          <table:table-cell office:value-type="float" office:value="16" calcext:value-type="float">
            <text:p>16</text:p>
          </table:table-cell>
          <table:table-cell office:value-type="float" office:value="0.056581" calcext:value-type="float">
            <text:p>0.056581</text:p>
          </table:table-cell>
          <table:table-cell office:value-type="float" office:value="0.067455" calcext:value-type="float">
            <text:p>0.067455</text:p>
          </table:table-cell>
          <table:table-cell office:value-type="float" office:value="0.82597" calcext:value-type="float">
            <text:p>0.82597</text:p>
          </table:table-cell>
          <table:table-cell office:value-type="float" office:value="0.157381" calcext:value-type="float">
            <text:p>0.157381</text:p>
          </table:table-cell>
          <table:table-cell office:value-type="float" office:value="0.882551" calcext:value-type="float">
            <text:p>0.882551</text:p>
          </table:table-cell>
          <table:table-cell office:value-type="float" office:value="0.1337" calcext:value-type="float">
            <text:p>0.1337</text:p>
          </table:table-cell>
          <table:table-cell office:value-type="float" office:value="0.064111" calcext:value-type="float">
            <text:p>0.064111</text:p>
          </table:table-cell>
          <table:table-cell office:value-type="float" office:value="0.078288" calcext:value-type="float">
            <text:p>0.078288</text:p>
          </table:table-cell>
          <table:table-cell office:value-type="float" office:value="-44.842" calcext:value-type="float">
            <text:p>-44.842</text:p>
          </table:table-cell>
          <table:table-cell office:value-type="float" office:value="-45.342" calcext:value-type="float">
            <text:p>-45.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87" calcext:value-type="float">
            <text:p>0.158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2_avg_csfield_2014_rep2</text:p>
          </table:table-cell>
          <table:table-cell office:value-type="float" office:value="17" calcext:value-type="float">
            <text:p>17</text:p>
          </table:table-cell>
          <table:table-cell office:value-type="float" office:value="2.83843" calcext:value-type="float">
            <text:p>2.83843</text:p>
          </table:table-cell>
          <table:table-cell office:value-type="float" office:value="4.462984" calcext:value-type="float">
            <text:p>4.462984</text:p>
          </table:table-cell>
          <table:table-cell office:value-type="float" office:value="59.694092" calcext:value-type="float">
            <text:p>59.694092</text:p>
          </table:table-cell>
          <table:table-cell office:value-type="float" office:value="11.20561" calcext:value-type="float">
            <text:p>11.20561</text:p>
          </table:table-cell>
          <table:table-cell office:value-type="float" office:value="62.532522" calcext:value-type="float">
            <text:p>62.532522</text:p>
          </table:table-cell>
          <table:table-cell office:value-type="float" office:value="9.518615" calcext:value-type="float">
            <text:p>9.518615</text:p>
          </table:table-cell>
          <table:table-cell office:value-type="float" office:value="0.045391" calcext:value-type="float">
            <text:p>0.045391</text:p>
          </table:table-cell>
          <table:table-cell office:value-type="float" office:value="0.072912" calcext:value-type="float">
            <text:p>0.072912</text:p>
          </table:table-cell>
          <table:table-cell office:value-type="float" office:value="-242.507" calcext:value-type="float">
            <text:p>-242.507</text:p>
          </table:table-cell>
          <table:table-cell office:value-type="float" office:value="-242.767" calcext:value-type="float">
            <text:p>-242.767</text:p>
          </table:table-cell>
          <table:table-cell office:value-type="float" office:value="0.521" calcext:value-type="float">
            <text:p>0.521</text:p>
          </table:table-cell>
          <table:table-cell office:value-type="float" office:value="1" calcext:value-type="float">
            <text:p>1</text:p>
          </table:table-cell>
          <table:table-cell office:value-type="float" office:value="0.2353" calcext:value-type="float">
            <text:p>0.235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2_avg_csfield_2014_rep2_normalized</text:p>
          </table:table-cell>
          <table:table-cell office:value-type="float" office:value="18" calcext:value-type="float">
            <text:p>18</text:p>
          </table:table-cell>
          <table:table-cell office:value-type="float" office:value="0.070171" calcext:value-type="float">
            <text:p>0.070171</text:p>
          </table:table-cell>
          <table:table-cell office:value-type="float" office:value="0.070405" calcext:value-type="float">
            <text:p>0.070405</text:p>
          </table:table-cell>
          <table:table-cell office:value-type="float" office:value="0.801387" calcext:value-type="float">
            <text:p>0.801387</text:p>
          </table:table-cell>
          <table:table-cell office:value-type="float" office:value="0.154721" calcext:value-type="float">
            <text:p>0.154721</text:p>
          </table:table-cell>
          <table:table-cell office:value-type="float" office:value="0.871558" calcext:value-type="float">
            <text:p>0.871558</text:p>
          </table:table-cell>
          <table:table-cell office:value-type="float" office:value="0.131514" calcext:value-type="float">
            <text:p>0.131514</text:p>
          </table:table-cell>
          <table:table-cell office:value-type="float" office:value="0.080512" calcext:value-type="float">
            <text:p>0.080512</text:p>
          </table:table-cell>
          <table:table-cell office:value-type="float" office:value="0.082775" calcext:value-type="float">
            <text:p>0.082775</text:p>
          </table:table-cell>
          <table:table-cell office:value-type="float" office:value="-44.608" calcext:value-type="float">
            <text:p>-44.608</text:p>
          </table:table-cell>
          <table:table-cell office:value-type="float" office:value="-45.342" calcext:value-type="float">
            <text:p>-45.342</text:p>
          </table:table-cell>
          <table:table-cell office:value-type="float" office:value="1.469" calcext:value-type="float">
            <text:p>1.469</text:p>
          </table:table-cell>
          <table:table-cell office:value-type="float" office:value="1" calcext:value-type="float">
            <text:p>1</text:p>
          </table:table-cell>
          <table:table-cell office:value-type="float" office:value="0.1128" calcext:value-type="float">
            <text:p>0.112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3_avg_csfield_2014_rep2</text:p>
          </table:table-cell>
          <table:table-cell office:value-type="float" office:value="19" calcext:value-type="float">
            <text:p>19</text:p>
          </table:table-cell>
          <table:table-cell office:value-type="float" office:value="7.053617" calcext:value-type="float">
            <text:p>7.053617</text:p>
          </table:table-cell>
          <table:table-cell office:value-type="float" office:value="8.263992" calcext:value-type="float">
            <text:p>8.263992</text:p>
          </table:table-cell>
          <table:table-cell office:value-type="float" office:value="104.097326" calcext:value-type="float">
            <text:p>104.097326</text:p>
          </table:table-cell>
          <table:table-cell office:value-type="float" office:value="19.622506" calcext:value-type="float">
            <text:p>19.622506</text:p>
          </table:table-cell>
          <table:table-cell office:value-type="float" office:value="111.150943" calcext:value-type="float">
            <text:p>111.150943</text:p>
          </table:table-cell>
          <table:table-cell office:value-type="float" office:value="16.815047" calcext:value-type="float">
            <text:p>16.815047</text:p>
          </table:table-cell>
          <table:table-cell office:value-type="float" office:value="0.06346" calcext:value-type="float">
            <text:p>0.06346</text:p>
          </table:table-cell>
          <table:table-cell office:value-type="float" office:value="0.076123" calcext:value-type="float">
            <text:p>0.076123</text:p>
          </table:table-cell>
          <table:table-cell office:value-type="float" office:value="-269.693" calcext:value-type="float">
            <text:p>-269.693</text:p>
          </table:table-cell>
          <table:table-cell office:value-type="float" office:value="-270.241" calcext:value-type="float">
            <text:p>-270.241</text:p>
          </table:table-cell>
          <table:table-cell office:value-type="float" office:value="1.096" calcext:value-type="float">
            <text:p>1.096</text:p>
          </table:table-cell>
          <table:table-cell office:value-type="float" office:value="1" calcext:value-type="float">
            <text:p>1</text:p>
          </table:table-cell>
          <table:table-cell office:value-type="float" office:value="0.1475" calcext:value-type="float">
            <text:p>0.14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3_avg_csfield_2014_rep2_normalized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77723" calcext:value-type="float">
            <text:p>0.077723</text:p>
          </table:table-cell>
          <table:table-cell table:style-name="ce3" office:value-type="float" office:value="0.07099" calcext:value-type="float">
            <text:p>0.07099</text:p>
          </table:table-cell>
          <table:table-cell table:style-name="ce3" office:value-type="float" office:value="0.786244" calcext:value-type="float">
            <text:p>0.786244</text:p>
          </table:table-cell>
          <table:table-cell table:style-name="ce3" office:value-type="float" office:value="0.152087" calcext:value-type="float">
            <text:p>0.152087</text:p>
          </table:table-cell>
          <table:table-cell table:style-name="ce3" office:value-type="float" office:value="0.863967" calcext:value-type="float">
            <text:p>0.863967</text:p>
          </table:table-cell>
          <table:table-cell table:style-name="ce3" office:value-type="float" office:value="0.129999" calcext:value-type="float">
            <text:p>0.129999</text:p>
          </table:table-cell>
          <table:table-cell table:style-name="ce3" office:value-type="float" office:value="0.089961" calcext:value-type="float">
            <text:p>0.089961</text:p>
          </table:table-cell>
          <table:table-cell table:style-name="ce3" office:value-type="float" office:value="0.084133" calcext:value-type="float">
            <text:p>0.084133</text:p>
          </table:table-cell>
          <table:table-cell table:style-name="ce3" office:value-type="float" office:value="-44.383" calcext:value-type="float">
            <text:p>-44.383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1.918" calcext:value-type="float">
            <text:p>1.9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8305" calcext:value-type="float">
            <text:p>0.08305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4_avg_csfield_2014_rep2</text:p>
          </table:table-cell>
          <table:table-cell office:value-type="float" office:value="21" calcext:value-type="float">
            <text:p>21</text:p>
          </table:table-cell>
          <table:table-cell office:value-type="float" office:value="17.210309" calcext:value-type="float">
            <text:p>17.210309</text:p>
          </table:table-cell>
          <table:table-cell office:value-type="float" office:value="15.524716" calcext:value-type="float">
            <text:p>15.524716</text:p>
          </table:table-cell>
          <table:table-cell office:value-type="float" office:value="162.131287" calcext:value-type="float">
            <text:p>162.131287</text:p>
          </table:table-cell>
          <table:table-cell office:value-type="float" office:value="31.991222" calcext:value-type="float">
            <text:p>31.991222</text:p>
          </table:table-cell>
          <table:table-cell office:value-type="float" office:value="179.341596" calcext:value-type="float">
            <text:p>179.341596</text:p>
          </table:table-cell>
          <table:table-cell office:value-type="float" office:value="26.994836" calcext:value-type="float">
            <text:p>26.994836</text:p>
          </table:table-cell>
          <table:table-cell office:value-type="float" office:value="0.095964" calcext:value-type="float">
            <text:p>0.095964</text:p>
          </table:table-cell>
          <table:table-cell office:value-type="float" office:value="0.08867" calcext:value-type="float">
            <text:p>0.08867</text:p>
          </table:table-cell>
          <table:table-cell office:value-type="float" office:value="-292.594" calcext:value-type="float">
            <text:p>-292.594</text:p>
          </table:table-cell>
          <table:table-cell office:value-type="float" office:value="-293.589" calcext:value-type="float">
            <text:p>-293.589</text:p>
          </table:table-cell>
          <table:table-cell office:value-type="float" office:value="1.991" calcext:value-type="float">
            <text:p>1.991</text:p>
          </table:table-cell>
          <table:table-cell office:value-type="float" office:value="1" calcext:value-type="float">
            <text:p>1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4_avg_csfield_2014_rep2_normalized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104408" calcext:value-type="float">
            <text:p>0.104408</text:p>
          </table:table-cell>
          <table:table-cell table:style-name="ce3" office:value-type="float" office:value="0.078457" calcext:value-type="float">
            <text:p>0.078457</text:p>
          </table:table-cell>
          <table:table-cell table:style-name="ce3" office:value-type="float" office:value="0.737823" calcext:value-type="float">
            <text:p>0.737823</text:p>
          </table:table-cell>
          <table:table-cell table:style-name="ce3" office:value-type="float" office:value="0.148481" calcext:value-type="float">
            <text:p>0.148481</text:p>
          </table:table-cell>
          <table:table-cell table:style-name="ce3" office:value-type="float" office:value="0.842231" calcext:value-type="float">
            <text:p>0.842231</text:p>
          </table:table-cell>
          <table:table-cell table:style-name="ce3" office:value-type="float" office:value="0.125963" calcext:value-type="float">
            <text:p>0.125963</text:p>
          </table:table-cell>
          <table:table-cell table:style-name="ce3" office:value-type="float" office:value="0.123966" calcext:value-type="float">
            <text:p>0.123966</text:p>
          </table:table-cell>
          <table:table-cell table:style-name="ce3" office:value-type="float" office:value="0.095003" calcext:value-type="float">
            <text:p>0.095003</text:p>
          </table:table-cell>
          <table:table-cell table:style-name="ce3" office:value-type="float" office:value="-43.757" calcext:value-type="float">
            <text:p>-43.757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3.171" calcext:value-type="float">
            <text:p>3.17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3748" calcext:value-type="float">
            <text:p>0.03748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5_avg_csfield_2014_rep2</text:p>
          </table:table-cell>
          <table:table-cell office:value-type="float" office:value="23" calcext:value-type="float">
            <text:p>23</text:p>
          </table:table-cell>
          <table:table-cell office:value-type="float" office:value="28.497227" calcext:value-type="float">
            <text:p>28.497227</text:p>
          </table:table-cell>
          <table:table-cell office:value-type="float" office:value="21.8519" calcext:value-type="float">
            <text:p>21.8519</text:p>
          </table:table-cell>
          <table:table-cell office:value-type="float" office:value="211.874891" calcext:value-type="float">
            <text:p>211.874891</text:p>
          </table:table-cell>
          <table:table-cell office:value-type="float" office:value="42.256164" calcext:value-type="float">
            <text:p>42.256164</text:p>
          </table:table-cell>
          <table:table-cell office:value-type="float" office:value="240.372118" calcext:value-type="float">
            <text:p>240.372118</text:p>
          </table:table-cell>
          <table:table-cell office:value-type="float" office:value="35.975745" calcext:value-type="float">
            <text:p>35.975745</text:p>
          </table:table-cell>
          <table:table-cell office:value-type="float" office:value="0.118555" calcext:value-type="float">
            <text:p>0.118555</text:p>
          </table:table-cell>
          <table:table-cell office:value-type="float" office:value="0.092777" calcext:value-type="float">
            <text:p>0.092777</text:p>
          </table:table-cell>
          <table:table-cell office:value-type="float" office:value="-306.583" calcext:value-type="float">
            <text:p>-306.583</text:p>
          </table:table-cell>
          <table:table-cell office:value-type="float" office:value="-308.113" calcext:value-type="float">
            <text:p>-308.113</text:p>
          </table:table-cell>
          <table:table-cell office:value-type="float" office:value="3.059" calcext:value-type="float">
            <text:p>3.059</text:p>
          </table:table-cell>
          <table:table-cell office:value-type="float" office:value="1" calcext:value-type="float">
            <text:p>1</text:p>
          </table:table-cell>
          <table:table-cell office:value-type="float" office:value="0.04014" calcext:value-type="float">
            <text:p>0.040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style-name="ce3" office:value-type="string" calcext:value-type="string">
            <text:p>angle_leaf_5_avg_csfield_2014_rep2_normalized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1146" calcext:value-type="float">
            <text:p>0.1146</text:p>
          </table:table-cell>
          <table:table-cell table:style-name="ce3" office:value-type="float" office:value="0.080218" calcext:value-type="float">
            <text:p>0.080218</text:p>
          </table:table-cell>
          <table:table-cell table:style-name="ce3" office:value-type="float" office:value="0.71815" calcext:value-type="float">
            <text:p>0.71815</text:p>
          </table:table-cell>
          <table:table-cell table:style-name="ce3" office:value-type="float" office:value="0.145962" calcext:value-type="float">
            <text:p>0.145962</text:p>
          </table:table-cell>
          <table:table-cell table:style-name="ce3" office:value-type="float" office:value="0.83275" calcext:value-type="float">
            <text:p>0.83275</text:p>
          </table:table-cell>
          <table:table-cell table:style-name="ce3" office:value-type="float" office:value="0.124199" calcext:value-type="float">
            <text:p>0.124199</text:p>
          </table:table-cell>
          <table:table-cell table:style-name="ce3" office:value-type="float" office:value="0.137616" calcext:value-type="float">
            <text:p>0.137616</text:p>
          </table:table-cell>
          <table:table-cell table:style-name="ce3" office:value-type="float" office:value="0.09793" calcext:value-type="float">
            <text:p>0.09793</text:p>
          </table:table-cell>
          <table:table-cell table:style-name="ce3" office:value-type="float" office:value="-43.416" calcext:value-type="float">
            <text:p>-43.416</text:p>
          </table:table-cell>
          <table:table-cell table:style-name="ce3" office:value-type="float" office:value="-45.342" calcext:value-type="float">
            <text:p>-45.342</text:p>
          </table:table-cell>
          <table:table-cell table:style-name="ce3" office:value-type="float" office:value="3.852" calcext:value-type="float">
            <text:p>3.8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02485" calcext:value-type="float">
            <text:p>0.02485</text:p>
          </table:table-cell>
          <table:table-cell table:style-name="ce3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gle_leaf_6_avg_csfield_2014_rep2</text:p>
          </table:table-cell>
          <table:table-cell office:value-type="float" office:value="25" calcext:value-type="float">
            <text:p>25</text:p>
          </table:table-cell>
          <table:table-cell office:value-type="float" office:value="54.14665" calcext:value-type="float">
            <text:p>54.14665</text:p>
          </table:table-cell>
          <table:table-cell office:value-type="float" office:value="31.831305" calcext:value-type="float">
            <text:p>31.831305</text:p>
          </table:table-cell>
          <table:table-cell office:value-type="float" office:value="178.922425" calcext:value-type="float">
            <text:p>178.922425</text:p>
          </table:table-cell>
          <table:table-cell office:value-type="float" office:value="43.627604" calcext:value-type="float">
            <text:p>43.627604</text:p>
          </table:table-cell>
          <table:table-cell office:value-type="float" office:value="233.069076" calcext:value-type="float">
            <text:p>233.069076</text:p>
          </table:table-cell>
          <table:table-cell office:value-type="float" office:value="35.126581" calcext:value-type="float">
            <text:p>35.126581</text:p>
          </table:table-cell>
          <table:table-cell office:value-type="float" office:value="0.23232" calcext:value-type="float">
            <text:p>0.23232</text:p>
          </table:table-cell>
          <table:table-cell office:value-type="float" office:value="0.135678" calcext:value-type="float">
            <text:p>0.135678</text:p>
          </table:table-cell>
          <table:table-cell office:value-type="float" office:value="-293.197" calcext:value-type="float">
            <text:p>-293.197</text:p>
          </table:table-cell>
          <table:table-cell office:value-type="float" office:value="-295.632" calcext:value-type="float">
            <text:p>-295.632</text:p>
          </table:table-cell>
          <table:table-cell office:value-type="float" office:value="4.871" calcext:value-type="float">
            <text:p>4.871</text:p>
          </table:table-cell>
          <table:table-cell office:value-type="float" office:value="1" calcext:value-type="float">
            <text:p>1</text:p>
          </table:table-cell>
          <table:table-cell office:value-type="float" office:value="0.01366" calcext:value-type="float">
            <text:p>0.013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gle_leaf_6_avg_csfield_2014_rep2_normalized</text:p>
          </table:table-cell>
          <table:table-cell office:value-type="float" office:value="26" calcext:value-type="float">
            <text:p>26</text:p>
          </table:table-cell>
          <table:table-cell office:value-type="float" office:value="0.163184" calcext:value-type="float">
            <text:p>0.163184</text:p>
          </table:table-cell>
          <table:table-cell office:value-type="float" office:value="0.096818" calcext:value-type="float">
            <text:p>0.096818</text:p>
          </table:table-cell>
          <table:table-cell office:value-type="float" office:value="0.639009" calcext:value-type="float">
            <text:p>0.639009</text:p>
          </table:table-cell>
          <table:table-cell office:value-type="float" office:value="0.145287" calcext:value-type="float">
            <text:p>0.145287</text:p>
          </table:table-cell>
          <table:table-cell office:value-type="float" office:value="0.802193" calcext:value-type="float">
            <text:p>0.802193</text:p>
          </table:table-cell>
          <table:table-cell office:value-type="float" office:value="0.121256" calcext:value-type="float">
            <text:p>0.121256</text:p>
          </table:table-cell>
          <table:table-cell office:value-type="float" office:value="0.203422" calcext:value-type="float">
            <text:p>0.203422</text:p>
          </table:table-cell>
          <table:table-cell office:value-type="float" office:value="0.120721" calcext:value-type="float">
            <text:p>0.120721</text:p>
          </table:table-cell>
          <table:table-cell office:value-type="float" office:value="-40.627" calcext:value-type="float">
            <text:p>-40.627</text:p>
          </table:table-cell>
          <table:table-cell office:value-type="float" office:value="-43.357" calcext:value-type="float">
            <text:p>-43.357</text:p>
          </table:table-cell>
          <table:table-cell office:value-type="float" office:value="5.459" calcext:value-type="float">
            <text:p>5.459</text:p>
          </table:table-cell>
          <table:table-cell office:value-type="float" office:value="1" calcext:value-type="float">
            <text:p>1</text:p>
          </table:table-cell>
          <table:table-cell office:value-type="float" office:value="0.009737" calcext:value-type="float">
            <text:p>0.0097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gle_leaf_7_avg_csfield_2014_rep2</text:p>
          </table:table-cell>
          <table:table-cell office:value-type="float" office:value="27" calcext:value-type="float">
            <text:p>27</text:p>
          </table:table-cell>
          <table:table-cell office:value-type="float" office:value="51.854881" calcext:value-type="float">
            <text:p>51.854881</text:p>
          </table:table-cell>
          <table:table-cell office:value-type="float" office:value="32.517835" calcext:value-type="float">
            <text:p>32.517835</text:p>
          </table:table-cell>
          <table:table-cell office:value-type="float" office:value="171.3054" calcext:value-type="float">
            <text:p>171.3054</text:p>
          </table:table-cell>
          <table:table-cell office:value-type="float" office:value="46.409317" calcext:value-type="float">
            <text:p>46.409317</text:p>
          </table:table-cell>
          <table:table-cell office:value-type="float" office:value="223.160281" calcext:value-type="float">
            <text:p>223.160281</text:p>
          </table:table-cell>
          <table:table-cell office:value-type="float" office:value="37.098363" calcext:value-type="float">
            <text:p>37.098363</text:p>
          </table:table-cell>
          <table:table-cell office:value-type="float" office:value="0.232366" calcext:value-type="float">
            <text:p>0.232366</text:p>
          </table:table-cell>
          <table:table-cell office:value-type="float" office:value="0.146353" calcext:value-type="float">
            <text:p>0.146353</text:p>
          </table:table-cell>
          <table:table-cell office:value-type="float" office:value="-242.772" calcext:value-type="float">
            <text:p>-242.772</text:p>
          </table:table-cell>
          <table:table-cell office:value-type="float" office:value="-244.585" calcext:value-type="float">
            <text:p>-244.585</text:p>
          </table:table-cell>
          <table:table-cell office:value-type="float" office:value="3.628" calcext:value-type="float">
            <text:p>3.628</text:p>
          </table:table-cell>
          <table:table-cell office:value-type="float" office:value="1" calcext:value-type="float">
            <text:p>1</text:p>
          </table:table-cell>
          <table:table-cell office:value-type="float" office:value="0.02842" calcext:value-type="float">
            <text:p>0.0284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ngle_leaf_7_avg_csfield_2014_rep2_normalized</text:p>
          </table:table-cell>
          <table:table-cell office:value-type="float" office:value="28" calcext:value-type="float">
            <text:p>28</text:p>
          </table:table-cell>
          <table:table-cell office:value-type="float" office:value="0.163806" calcext:value-type="float">
            <text:p>0.163806</text:p>
          </table:table-cell>
          <table:table-cell office:value-type="float" office:value="0.103901" calcext:value-type="float">
            <text:p>0.103901</text:p>
          </table:table-cell>
          <table:table-cell office:value-type="float" office:value="0.627963" calcext:value-type="float">
            <text:p>0.627963</text:p>
          </table:table-cell>
          <table:table-cell office:value-type="float" office:value="0.159802" calcext:value-type="float">
            <text:p>0.159802</text:p>
          </table:table-cell>
          <table:table-cell office:value-type="float" office:value="0.791769" calcext:value-type="float">
            <text:p>0.791769</text:p>
          </table:table-cell>
          <table:table-cell office:value-type="float" office:value="0.131951" calcext:value-type="float">
            <text:p>0.131951</text:p>
          </table:table-cell>
          <table:table-cell office:value-type="float" office:value="0.206886" calcext:value-type="float">
            <text:p>0.206886</text:p>
          </table:table-cell>
          <table:table-cell office:value-type="float" office:value="0.132394" calcext:value-type="float">
            <text:p>0.132394</text:p>
          </table:table-cell>
          <table:table-cell office:value-type="float" office:value="-33.864" calcext:value-type="float">
            <text:p>-33.864</text:p>
          </table:table-cell>
          <table:table-cell office:value-type="float" office:value="-35.917" calcext:value-type="float">
            <text:p>-35.917</text:p>
          </table:table-cell>
          <table:table-cell office:value-type="float" office:value="4.106" calcext:value-type="float">
            <text:p>4.106</text:p>
          </table:table-cell>
          <table:table-cell office:value-type="float" office:value="1" calcext:value-type="float">
            <text:p>1</text:p>
          </table:table-cell>
          <table:table-cell office:value-type="float" office:value="0.02137" calcext:value-type="float">
            <text:p>0.0213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_1_randomDrawNormalDist</text:p>
          </table:table-cell>
          <table:table-cell office:value-type="float" office:value="29" calcext:value-type="float">
            <text:p>29</text:p>
          </table:table-cell>
          <table:table-cell office:value-type="float" office:value="0.016535" calcext:value-type="float">
            <text:p>0.016535</text:p>
          </table:table-cell>
          <table:table-cell office:value-type="float" office:value="0.058097" calcext:value-type="float">
            <text:p>0.058097</text:p>
          </table:table-cell>
          <table:table-cell office:value-type="float" office:value="1.018342" calcext:value-type="float">
            <text:p>1.018342</text:p>
          </table:table-cell>
          <table:table-cell office:value-type="float" office:value="0.179502" calcext:value-type="float">
            <text:p>0.179502</text:p>
          </table:table-cell>
          <table:table-cell office:value-type="float" office:value="1.034877" calcext:value-type="float">
            <text:p>1.034877</text:p>
          </table:table-cell>
          <table:table-cell office:value-type="float" office:value="0.157347" calcext:value-type="float">
            <text:p>0.157347</text:p>
          </table:table-cell>
          <table:table-cell office:value-type="float" office:value="0.015977" calcext:value-type="float">
            <text:p>0.015977</text:p>
          </table:table-cell>
          <table:table-cell office:value-type="float" office:value="0.056731" calcext:value-type="float">
            <text:p>0.056731</text:p>
          </table:table-cell>
          <table:table-cell office:value-type="float" office:value="-50.93" calcext:value-type="float">
            <text:p>-50.93</text:p>
          </table:table-cell>
          <table:table-cell office:value-type="float" office:value="-50.985" calcext:value-type="float">
            <text:p>-50.985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_10_randomDrawNormalDist</text:p>
          </table:table-cell>
          <table:table-cell office:value-type="float" office:value="30" calcext:value-type="float">
            <text:p>30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7.756966" calcext:value-type="float">
            <text:p>7.756966</text:p>
          </table:table-cell>
          <table:table-cell office:value-type="float" office:value="123.050727" calcext:value-type="float">
            <text:p>123.050727</text:p>
          </table:table-cell>
          <table:table-cell office:value-type="float" office:value="21.606459" calcext:value-type="float">
            <text:p>21.606459</text:p>
          </table:table-cell>
          <table:table-cell office:value-type="float" office:value="123.050847" calcext:value-type="float">
            <text:p>123.050847</text:p>
          </table:table-cell>
          <table:table-cell office:value-type="float" office:value="18.682822" calcext:value-type="float">
            <text:p>18.6828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63039" calcext:value-type="float">
            <text:p>0.063039</text:p>
          </table:table-cell>
          <table:table-cell office:value-type="float" office:value="-271.217" calcext:value-type="float">
            <text:p>-271.217</text:p>
          </table:table-cell>
          <table:table-cell office:value-type="float" office:value="-271.197" calcext:value-type="float">
            <text:p>-271.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5_1_randomDrawNormalDist</text:p>
          </table:table-cell>
          <table:table-cell office:value-type="float" office:value="31" calcext:value-type="float">
            <text:p>3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5903" calcext:value-type="float">
            <text:p>0.075903</text:p>
          </table:table-cell>
          <table:table-cell office:value-type="float" office:value="1.003785" calcext:value-type="float">
            <text:p>1.003785</text:p>
          </table:table-cell>
          <table:table-cell office:value-type="float" office:value="0.1876" calcext:value-type="float">
            <text:p>0.1876</text:p>
          </table:table-cell>
          <table:table-cell office:value-type="float" office:value="1.003786" calcext:value-type="float">
            <text:p>1.003786</text:p>
          </table:table-cell>
          <table:table-cell office:value-type="float" office:value="0.154644" calcext:value-type="float">
            <text:p>0.15464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75617" calcext:value-type="float">
            <text:p>0.075617</text:p>
          </table:table-cell>
          <table:table-cell office:value-type="float" office:value="-47.043" calcext:value-type="float">
            <text:p>-47.043</text:p>
          </table:table-cell>
          <table:table-cell office:value-type="float" office:value="-47.003" calcext:value-type="float">
            <text:p>-47.0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94" calcext:value-type="float">
            <text:p>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7">00/00/0000</text:date>, <text:time style:data-style-name="N2" text:time-value="11:22:58.324809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7-27T11:23:15.585373865</dc:date>
    <meta:editing-duration>PT7M6S</meta:editing-duration>
    <meta:editing-cycles>7</meta:editing-cycles>
    <meta:document-statistic meta:table-count="1" meta:cell-count="707" meta:object-count="0"/>
  </office:meta>
</office:document-meta>
</file>